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1.2903in" table:align="margins"/>
    </style:style>
    <style:style style:name="Table2.A" style:family="table-column">
      <style:table-column-properties style:column-width="0.5306in" style:rel-column-width="764*"/>
    </style:style>
    <style:style style:name="Table2.B" style:family="table-column">
      <style:table-column-properties style:column-width="0.5313in" style:rel-column-width="765*"/>
    </style:style>
    <style:style style:name="Table2.C" style:family="table-column">
      <style:table-column-properties style:column-width="1.875in" style:rel-column-width="2700*"/>
    </style:style>
    <style:style style:name="Table2.D" style:family="table-column">
      <style:table-column-properties style:column-width="1.5618in" style:rel-column-width="2249*"/>
    </style:style>
    <style:style style:name="Table2.E" style:family="table-column">
      <style:table-column-properties style:column-width="1.1458in" style:rel-column-width="1650*"/>
    </style:style>
    <style:style style:name="Table2.F" style:family="table-column">
      <style:table-column-properties style:column-width="0.6674in" style:rel-column-width="961*"/>
    </style:style>
    <style:style style:name="Table2.G" style:family="table-column">
      <style:table-column-properties style:column-width="0.375in" style:rel-column-width="540*"/>
    </style:style>
    <style:style style:name="Table2.H" style:family="table-column">
      <style:table-column-properties style:column-width="1.15in" style:rel-column-width="1656*"/>
    </style:style>
    <style:style style:name="Table2.I" style:family="table-column">
      <style:table-column-properties style:column-width="1.5993in" style:rel-column-width="2303*"/>
    </style:style>
    <style:style style:name="Table2.J" style:family="table-column">
      <style:table-column-properties style:column-width="1.8542in" style:rel-column-width="2670*"/>
    </style:style>
    <style:style style:name="Table2.A1" style:family="table-cell">
      <style:table-cell-properties fo:padding="0.0382in" fo:border="none"/>
    </style:style>
    <style:style style:name="Table2.A3" style:family="table-cell">
      <style:table-cell-properties fo:padding="0.0403in" fo:border-left="0.05pt solid #000000" fo:border-right="none" fo:border-top="0.05pt solid #000000" fo:border-bottom="0.05pt solid #000000"/>
    </style:style>
    <style:style style:name="Table2.J3" style:family="table-cell">
      <style:table-cell-properties fo:padding="0.0403in" fo:border="0.05pt solid #000000"/>
    </style:style>
    <style:style style:name="Table2.A4" style:family="table-cell">
      <style:table-cell-properties fo:padding="0.0403in" fo:border-left="0.05pt solid #000000" fo:border-right="0.05pt solid #000000" fo:border-top="none" fo:border-bottom="none"/>
    </style:style>
    <style:style style:name="Table2.A6" style:family="table-cell">
      <style:table-cell-properties fo:padding="0.0403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403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Metropolis" fo:font-size="10pt" officeooo:rsid="00100088" officeooo:paragraph-rsid="00100088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9.1252in" style:type="center"/>
        </style:tab-stops>
      </style:paragraph-properties>
      <style:text-properties style:font-name="Metropolis" fo:font-size="10pt" officeooo:rsid="00100088" officeooo:paragraph-rsid="00336c58" style:font-size-asian="8.75pt" style:font-size-complex="10pt"/>
    </style:style>
    <style:style style:name="P3" style:family="paragraph" style:parent-style-name="Standard">
      <style:paragraph-properties>
        <style:tab-stops>
          <style:tab-stop style:position="9.1252in" style:type="center"/>
        </style:tab-stops>
      </style:paragraph-properties>
      <style:text-properties style:font-name="Metropolis" fo:font-size="10pt" fo:font-weight="bold" officeooo:rsid="00359e34" officeooo:paragraph-rsid="00336c58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Metropolis" fo:font-size="10pt" fo:font-weight="bold" officeooo:rsid="00100088" officeooo:paragraph-rsid="00100088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Metropolis" fo:font-size="8pt" fo:font-style="italic" officeooo:rsid="00645d19" officeooo:paragraph-rsid="00645d19" style:font-size-asian="8pt" style:font-style-asian="italic" style:font-size-complex="8pt" style:font-style-complex="italic"/>
    </style:style>
    <style:style style:name="P6" style:family="paragraph" style:parent-style-name="Standard">
      <style:paragraph-properties fo:margin-top="0in" fo:margin-bottom="0.0402in" loext:contextual-spacing="false" style:shadow="none">
        <style:tab-stops>
          <style:tab-stop style:position="9.1252in" style:type="center"/>
        </style:tab-stops>
      </style:paragraph-properties>
      <style:text-properties style:font-name="Metropolis" fo:font-size="10pt" officeooo:rsid="00100088" officeooo:paragraph-rsid="00336c58" style:font-size-asian="8.75pt" style:font-size-complex="10pt"/>
    </style:style>
    <style:style style:name="P7" style:family="paragraph" style:parent-style-name="Table_20_Contents">
      <style:text-properties style:font-name="Metropolis" fo:font-size="8pt" style:font-size-asian="8pt" style:font-size-complex="8pt"/>
    </style:style>
    <style:style style:name="P8" style:family="paragraph" style:parent-style-name="Table_20_Contents">
      <style:text-properties style:font-name="Metropolis" fo:font-size="8pt" officeooo:rsid="003f6935" officeooo:paragraph-rsid="003f6935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Metropolis" fo:font-size="8pt" officeooo:rsid="003f6935" officeooo:paragraph-rsid="003f6935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Metropolis" fo:font-size="8pt" officeooo:rsid="003f6935" officeooo:paragraph-rsid="003f6935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Metropolis" fo:font-size="8pt" officeooo:rsid="003f6935" officeooo:paragraph-rsid="0052e170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Metropolis" fo:font-size="8pt" officeooo:rsid="003f6935" officeooo:paragraph-rsid="00550a5c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Metropolis" fo:font-size="8pt" officeooo:rsid="003f6935" officeooo:paragraph-rsid="003f6935" style:font-size-asian="8pt" style:font-size-complex="8pt"/>
    </style:style>
    <style:style style:name="P14" style:family="paragraph" style:parent-style-name="Table_20_Contents">
      <style:text-properties style:font-name="Metropolis" fo:font-size="8pt" officeooo:paragraph-rsid="003f6935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Metropolis" fo:font-size="8pt" officeooo:rsid="00559b99" officeooo:paragraph-rsid="00559b99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Metropolis" fo:font-size="8pt" fo:font-weight="bold" officeooo:rsid="003f6935" officeooo:paragraph-rsid="003f6935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Metropolis" fo:font-size="8pt" fo:font-weight="bold" officeooo:rsid="003f6935" officeooo:paragraph-rsid="003f6935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Metropolis" fo:font-size="8pt" fo:font-weight="bold" officeooo:rsid="003f6935" officeooo:paragraph-rsid="003f6935" style:font-size-asian="8pt" style:font-weight-asian="bold" style:font-size-complex="8pt" style:font-weight-complex="bold"/>
    </style:style>
    <style:style style:name="T1" style:family="text">
      <style:text-properties officeooo:rsid="00359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9e34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36f730" style:font-size-asian="8pt" style:font-size-complex="8pt"/>
    </style:style>
    <style:style style:name="T6" style:family="text">
      <style:text-properties fo:font-size="8pt" fo:font-weight="normal" officeooo:rsid="00359e34" style:font-size-asian="8pt" style:font-weight-asian="normal" style:font-size-complex="8pt" style:font-weight-complex="normal"/>
    </style:style>
    <style:style style:name="T7" style:family="text">
      <style:text-properties style:text-position="super 58%" loext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MPIRAN NOTA DEBIT <text:text-input text:description="&lt;o.name&gt;"># DOCUMENT</text:text-input></text:p>
      <text:p text:style-name="P1"><text:text-input text:description="&lt;o.company_id.partner_id.name&gt;">COMPANY NAME</text:text-input></text:p>
      <text:p text:style-name="P1"/>
      <text:p text:style-name="P4">Rekapitulasi Proforma</text:p>
      <text:p text:style-name="P1"><text:span text:style-name="T2">Periode :</text:span> <text:span text:style-name="T4"><text:text-input text:description="&lt;min_field(o.detail_ids,&quot;date_invoice&quot;) and time.strftime('%d-%m-%Y', time.strptime(min_field(o.detail_ids,&quot;date_invoice&quot;), '%Y-%m-%d')) or '-'&gt;">TGL AWAL</text:text-input></text:span><text:span text:style-name="T4"> </text:span><text:span text:style-name="T5">s/d <text:s/></text:span><text:span text:style-name="T5"><text:text-input text:description="&lt;max_field(o.detail_ids,&quot;date_invoice&quot;) and time.strftime('%d-%m-%Y', time.strptime(max_field(o.detail_ids,&quot;date_invoice&quot;), '%Y-%m-%d')) or '-'&gt;">TGL_AKHIR</text:text-input></text:span></text:p>
      <text:p text:style-name="P1"/>
      <text:p text:style-name="P5">* (Rp.) Rupiah 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10" office:value-type="string">
            <text:p text:style-name="P8"><text:text-input text:description="&lt;for each=&quot;detail in search(&quot;account.debt_collection_detail&quot;, [(&quot;debt_collection_id&quot;, &quot;=&quot;, o.id)])&quot;&gt;">START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7">Proforma No. :</text:p>
          </table:table-cell>
          <table:covered-table-cell/>
          <table:table-cell table:style-name="Table2.A1" table:number-columns-spanned="3" office:value-type="string">
            <text:p text:style-name="P14"><text:text-input text:description="&lt;detail.invoice_id.internal_number&gt;"># INVOICE</text:text-input> <text:text-input text:description="&lt;nourut(0.0)&gt;">NULL</text:text-input></text:p>
          </table:table-cell>
          <table:covered-table-cell/>
          <table:covered-table-cell/>
          <table:table-cell table:style-name="Table2.A1" table:number-columns-spanned="2" office:value-type="string">
            <text:p text:style-name="P17">PKS No. : </text:p>
          </table:table-cell>
          <table:covered-table-cell/>
          <table:table-cell table:style-name="Table2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6">No</text:p>
          </table:table-cell>
          <table:table-cell table:style-name="Table2.A3" table:number-columns-spanned="2" office:value-type="string">
            <text:p text:style-name="P16">Objek Sewa</text:p>
          </table:table-cell>
          <table:covered-table-cell/>
          <table:table-cell table:style-name="Table2.A3" office:value-type="string">
            <text:p text:style-name="P16">Tarif per m<text:span text:style-name="T7">2</text:span> / bulan</text:p>
          </table:table-cell>
          <table:table-cell table:style-name="Table2.A3" table:number-columns-spanned="2" office:value-type="string">
            <text:p text:style-name="P16">Luas (m<text:span text:style-name="T7">2</text:span>)</text:p>
          </table:table-cell>
          <table:covered-table-cell/>
          <table:table-cell table:style-name="Table2.A3" table:number-columns-spanned="2" office:value-type="string">
            <text:p text:style-name="P16">Nilai</text:p>
          </table:table-cell>
          <table:covered-table-cell/>
          <table:table-cell table:style-name="Table2.A3" office:value-type="string">
            <text:p text:style-name="P16">PPN 10%</text:p>
          </table:table-cell>
          <table:table-cell table:style-name="Table2.J3" office:value-type="string">
            <text:p text:style-name="P16">Total</text:p>
          </table:table-cell>
        </table:table-row>
        <table:table-row>
          <table:table-cell table:style-name="Table2.A4" table:number-columns-spanned="10" office:value-type="string">
            <text:p text:style-name="P11"><text:text-input text:description="&lt;for each=&quot;line_detail in search(&quot;account.invoice.line&quot;, [(&quot;invoice_id&quot;, &quot;=&quot;, detail.invoice_id.id), (&quot;product_id.categ_id.id&quot;, &quot;in&quot;, get_product_categ(&quot;edii_product_categ_sewa_gudang_lap&quot;))])&quot;&gt;">START LOOP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<text:text-input text:description="&lt;formatLang(nourut(1), dp='DP Fulfillment Service')&gt;">NO</text:text-input></text:p>
          </table:table-cell>
          <table:table-cell table:style-name="Table2.A3" table:number-columns-spanned="2" office:value-type="string">
            <text:p text:style-name="P9"><text:text-input text:description="&lt;line_detail.name&gt;">OBJEK SEWA</text:text-input></text:p>
          </table:table-cell>
          <table:covered-table-cell/>
          <table:table-cell table:style-name="Table2.A3" office:value-type="string">
            <text:p text:style-name="P13"><text:text-input text:description="&lt;formatLang(line_detail.price_unit, dp='Account')&gt;">PRICE</text:text-input></text:p>
          </table:table-cell>
          <table:table-cell table:style-name="Table2.A3" table:number-columns-spanned="2" office:value-type="string">
            <text:p text:style-name="P13"><text:text-input text:description="&lt;formatLang(line_detail.quantity, dp='Account')&gt;">QTY</text:text-input></text:p>
          </table:table-cell>
          <table:covered-table-cell/>
          <table:table-cell table:style-name="Table2.A3" table:number-columns-spanned="2" office:value-type="string">
            <text:p text:style-name="P13"><text:text-input text:description="&lt;formatLang(line_detail.price_subtotal,dp='Account')&gt;">SUB TOTAL</text:text-input></text:p>
          </table:table-cell>
          <table:covered-table-cell/>
          <table:table-cell table:style-name="Table2.A3" office:value-type="string">
            <text:p text:style-name="P13"><text:text-input text:description="&lt;formatLang(line_detail.price_subtotal_gross - line_detail.price_subtotal,dp='Account')&gt;">PPN</text:text-input></text:p>
          </table:table-cell>
          <table:table-cell table:style-name="Table2.J3" office:value-type="string">
            <text:p text:style-name="P13"><text:text-input text:description="&lt;formatLang(line_detail.price_subtotal_gross,dp='Account')&gt;">TOTAL</text:text-input></text:p>
          </table:table-cell>
        </table:table-row>
        <table:table-row>
          <table:table-cell table:style-name="Table2.A6" table:number-columns-spanned="10" office:value-type="string">
            <text:p text:style-name="P12"><text:text-input text:description="&lt;/for&gt;">END LOOP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9"/>
          </table:table-cell>
          <table:table-cell table:style-name="Table2.A7" table:number-columns-spanned="2" office:value-type="string">
            <text:p text:style-name="P15">T O T A L</text:p>
          </table:table-cell>
          <table:covered-table-cell/>
          <table:table-cell table:style-name="Table2.A7" office:value-type="string">
            <text:p text:style-name="P9"/>
          </table:table-cell>
          <table:table-cell table:style-name="Table2.A7" table:number-columns-spanned="2" office:value-type="string">
            <text:p text:style-name="P13"><text:text-input text:description="&lt;formatLang(sum_field(search(&quot;account.invoice.line&quot;, [(&quot;invoice_id&quot;, &quot;=&quot;, detail.invoice_id.id),(&quot;product_id.categ_id.id&quot;, &quot;in&quot;, get_product_categ(&quot;edii_product_categ_sewa_gudang_lap&quot;))]), &quot;quantity&quot;),dp='Account')&gt;">TOTAL QTY</text:text-input></text:p>
          </table:table-cell>
          <table:covered-table-cell/>
          <table:table-cell table:style-name="Table2.A7" table:number-columns-spanned="2" office:value-type="string">
            <text:p text:style-name="P13"><text:text-input text:description="&lt;formatLang(sum_field(search(&quot;account.invoice.line&quot;, [(&quot;invoice_id&quot;, &quot;=&quot;, detail.invoice_id.id),(&quot;product_id.categ_id.id&quot;, &quot;in&quot;, get_product_categ(&quot;edii_product_categ_sewa_gudang_lap&quot;))]), &quot;price_subtotal&quot;),dp='Account')&gt;">TOTAL PRICE</text:text-input></text:p>
          </table:table-cell>
          <table:covered-table-cell/>
          <table:table-cell table:style-name="Table2.A7" office:value-type="string">
            <text:p text:style-name="P13"><text:text-input text:description="&lt;formatLang(sum_field(search(&quot;account.invoice.line&quot;, [(&quot;invoice_id&quot;, &quot;=&quot;, detail.invoice_id.id),(&quot;product_id.categ_id.id&quot;, &quot;in&quot;, get_product_categ(&quot;edii_product_categ_sewa_gudang_lap&quot;))]), &quot;price_subtotal_gross&quot;) - sum_field(search(&quot;account.invoice.line&quot;, [(&quot;invoice_id&quot;, &quot;=&quot;, detail.invoice_id.id),(&quot;product_id.categ_id.id&quot;, &quot;in&quot;, get_product_categ(&quot;edii_product_categ_sewa_gudang_lap&quot;))]), &quot;price_subtotal&quot;),dp='Account')&gt;">TOTAL PPN</text:text-input></text:p>
          </table:table-cell>
          <table:table-cell table:style-name="Table2.A6" office:value-type="string">
            <text:p text:style-name="P13"><text:text-input text:description="&lt;formatLang(sum_field(search(&quot;account.invoice.line&quot;, [(&quot;invoice_id&quot;, &quot;=&quot;, detail.invoice_id.id),(&quot;product_id.categ_id.id&quot;, &quot;in&quot;, get_product_categ(&quot;edii_product_categ_sewa_gudang_lap&quot;))]), &quot;price_subtotal_gross&quot;),dp='Account')&gt;">GRAND TOTAL</text:text-input></text:p>
          </table:table-cell>
        </table:table-row>
        <table:table-row>
          <table:table-cell table:style-name="Table2.A6" table:number-columns-spanned="10" office:value-type="string">
            <text:p text:style-name="P10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6"><text:tab/><text:span text:style-name="T1">Jakarta, </text:span><text:span text:style-name="T1"><text:text-input text:description="&lt;o.date and time.strftime('%d %B %Y', time.strptime(o.date, '%Y-%m-%d')) or &quot;-&quot;&gt;">TANGGAL</text:text-input></text:span></text:p>
      <text:p text:style-name="P2"><text:tab/><text:span text:style-name="T3">Manager Pusat Logistik Berikat</text:span></text:p>
      <text:p text:style-name="P3"/>
      <text:p text:style-name="P3"/>
      <text:p text:style-name="P3"/>
      <text:p text:style-name="P3"/>
      <text:p text:style-name="P3"/>
      <text:p text:style-name="P3"><text:tab/>Ario Tidar</text:p>
      <text:p text:style-name="P2"><text:span text:style-name="T3"><text:tab/></text:span><text:span text:style-name="T6">NPP. 9555812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9:00:48.385971882</meta:creation-date>
    <dc:date>2019-11-11T12:32:44.725661731</dc:date>
    <meta:editing-duration>PT5H32M30S</meta:editing-duration>
    <meta:editing-cycles>75</meta:editing-cycles>
    <meta:generator>LibreOffice/5.1.6.2$Linux_X86_64 LibreOffice_project/10m0$Build-2</meta:generator>
    <meta:document-statistic meta:table-count="1" meta:image-count="0" meta:object-count="0" meta:page-count="1" meta:paragraph-count="35" meta:word-count="125" meta:character-count="450" meta:non-whitespace-character-count="396"/>
  </office:meta>
</office:document-meta>
</file>